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1">
        <text:h text:style-name="Heading_20_3" text:outline-level="3"><text:bookmark-start text:name="__RefHeading___Toc7188_1464965999"/>Scrolling / Mouse Wheel Scrolling<text:bookmark-end text:name="__RefHeading___Toc7188_1464965999"/></text:h>
        <text:p text:style-name="Text_20_body_20_indent_20_Organon">If files and folders need more space than the Organon window offers, a scrollbar will be shown.</text:p>
        <text:p text:style-name="Text_20_body_20_indent_20_Organon"/>
        <text:p text:style-name="Text_20_body_20_indent_20_Organon">Unfortunately the scrollbar can't be moved by the mousewheel. I couldn't find an (easy) solution for using the mousewheel with Office. </text:p>
        <text:p text:style-name="Text_20_body_20_indent_20_Organon"/>
        <text:p text:style-name="P1"><text:bookmark-start text:name="__RefHeading___Toc7190_1464965999"/>Scrolling the mouse wheel :<text:bookmark-end text:name="__RefHeading___Toc7190_1464965999"/></text:p>
        <text:p text:style-name="Text_20_body_20_indent_20_Organon">Scrolling the mouse wheel can be activated in the preferences (Windows and Linux) .</text:p>
        <text:p text:style-name="Text_20_body_20_indent_20_Organon">File / Preferences / Mouse Wheel</text:p>
        <text:p text:style-name="Text_20_body_20_indent_20_Organon">The mouse wheel can be used in the tree view and the dialogs, when a scrollbar exists. The wheel can also be used during the drag and drops to reach parts of the tree that are outside of the display.</text:p>
        <text:p text:style-name="Text_20_body_20_indent_20_Organon"/>
        <text:p text:style-name="Text_20_body_20_indent_20_Organon">The library X11 must be installed in Linux. (In Ubuntu its part of the standard install .)</text:p>
        <text:p text:style-name="Text_20_body_20_indent_20_Organon">If you have problems (Slow display or error messages ) disable the mouse wheel agai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51:14.261000000</dc:date>
    <meta:editing-duration>P0D</meta:editing-duration>
    <meta:editing-cycles>1</meta:editing-cycles>
    <meta:document-statistic meta:table-count="0" meta:image-count="0" meta:object-count="0" meta:page-count="1" meta:paragraph-count="9" meta:word-count="140" meta:character-count="779" meta:non-whitespace-character-count="647"/>
    <meta:generator>LibreOffice/5.1.1.3$Windows_X86_64 LibreOffice_project/89f508ef3ecebd2cfb8e1def0f0ba9a803b88a6d</meta:generator>
  </office:meta>
</office:document-meta>
</file>